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" svg:font-family="Aven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venir" officeooo:rsid="000f7b5d" officeooo:paragraph-rsid="000f7b5d"/>
    </style:style>
    <style:style style:name="P2" style:family="paragraph" style:parent-style-name="Standard">
      <style:text-properties style:font-name="Avenir" officeooo:rsid="00103811" officeooo:paragraph-rsid="00103811"/>
    </style:style>
    <style:style style:name="P3" style:family="paragraph" style:parent-style-name="Standard">
      <style:text-properties style:font-name="Avenir" officeooo:rsid="00125ea9" officeooo:paragraph-rsid="00125ea9"/>
    </style:style>
    <style:style style:name="P4" style:family="paragraph" style:parent-style-name="Standard">
      <style:text-properties style:font-name="Avenir" officeooo:rsid="00153082" officeooo:paragraph-rsid="00153082"/>
    </style:style>
    <style:style style:name="P5" style:family="paragraph" style:parent-style-name="Heading_20_3">
      <style:text-properties fo:color="#0000ff" style:font-name="Avenir"/>
    </style:style>
    <style:style style:name="P6" style:family="paragraph" style:parent-style-name="Standard">
      <style:text-properties style:font-name="Avenir" officeooo:rsid="000f7b5d" officeooo:paragraph-rsid="000f7b5d"/>
    </style:style>
    <style:style style:name="P7" style:family="paragraph" style:parent-style-name="Standard">
      <style:text-properties style:font-name="Avenir" officeooo:rsid="001a8d8a" officeooo:paragraph-rsid="001a8d8a"/>
    </style:style>
    <style:style style:name="T1" style:family="text">
      <style:text-properties officeooo:rsid="00103811"/>
    </style:style>
    <style:style style:name="T2" style:family="text">
      <style:text-properties officeooo:rsid="000f7b5d"/>
    </style:style>
    <style:style style:name="T3" style:family="text">
      <style:text-properties officeooo:rsid="0013edb4"/>
    </style:style>
    <style:style style:name="T4" style:family="text">
      <style:text-properties officeooo:rsid="001805cb"/>
    </style:style>
    <style:style style:name="T5" style:family="text">
      <style:text-properties officeooo:rsid="001a1d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<text:span text:style-name="T5">­</text:span>Beskriv deg selv</text:h>
      <text:p text:style-name="P1">* LITT FAKTA OM MEG *</text:p>
      <text:p text:style-name="P1">- Utdannet sivilingeniør IT fra NTNU</text:p>
      <text:p text:style-name="P1">- Jobber som IT-konsulent i mitt eget firma</text:p>
      <text:p text:style-name="P1">- God økonomi</text:p>
      <text:p text:style-name="P1">- Røyker ikke</text:p>
      <text:p text:style-name="P1">- Alkoholkonsum: Moderat</text:p>
      <text:p text:style-name="P1">- Politisk ståsted: Sentrum-venstre (har lokalpolitisk verv i Senterpartiet)</text:p>
      <text:p text:style-name="P1"/>
      <text:p text:style-name="P7">Er egentlig ikke så glad i klisjéer, men... jeg<text:span text:style-name="T5"> på utkikk etter en å dele resten av livet med, om ting skulle klaffe ;-)</text:span></text:p>
      <text:p text:style-name="P1">For meg er det viktigste i et forhold at man har den gode kjemien og et vennskap som gjør hverdagene litt lysere :-)</text:p>
      <text:p text:style-name="P1"><text:span text:style-name="T5">I</text:span>nnbiller meg at jeg har noen egenskaper som kommer godt med i et forhold, som at jeg er snill og omsorgsfull, flink til å lytte og absolutt trofast. På den annen side så må jeg nok innrømme at jeg av natur ikke er den aller livligste personen her i verden ;-<text:span text:style-name="T1">)</text:span></text:p>
      <text:p text:style-name="P1"/>
      <text:p text:style-name="P3">Min livsfilosofi: <text:span text:style-name="T2">Søk å finne den gyldne middelvei - for mye og for lite forderver alt!</text:span></text:p>
      <text:p text:style-name="P1"/>
      <text:p text:style-name="P1"/>
      <text:h text:style-name="P5" text:outline-level="3">Beskriv hva du driver med og fritidsysler (...)</text:h>
      <text:p text:style-name="P1">* HVA LIKER JEG Å BRUKE FRITIDEN MIN PÅ? *</text:p>
      <text:p text:style-name="P1">- Være sammen med venner/familie/fadderbarn</text:p>
      <text:p text:style-name="P1">- Trening (løping, fotball, tennis, langrenn)</text:p>
      <text:p text:style-name="P1">- Følge med på sport, spesielt fotball og vinteridrett</text:p>
      <text:p text:style-name="P1">- Musikk (har en variert musikksmak, man absolutt ikke altetende...)</text:p>
      <text:p text:style-name="P1">- Gå på konserter</text:p>
      <text:p text:style-name="P1">- Gå på kino</text:p>
      <text:p text:style-name="P1">- Reise</text:p>
      <text:p text:style-name="P1">- En bytur i ny og ne</text:p>
      <text:p text:style-name="P1">- Hjemmekvelder i sofaen</text:p>
      <text:p text:style-name="P1">- Gode samtaler</text:p>
      <text:p text:style-name="P1">- Ski/snowboard</text:p>
      <text:p text:style-name="P1">- En tur i skog og mark og fjell en gang i mellom (men det er ikke akkurat noe jeg driver med hver eneste helg)</text:p>
      <text:p text:style-name="P1">- Fotografering</text:p>
      <text:p text:style-name="P1"/>
      <text:p text:style-name="P1">* JOBB OG UTDANNING *</text:p>
      <text:p text:style-name="P4">Er utdannet sivilingeniør innen IT fra NTNU. Har de siste årene jobbet som selvstending konsulent med oppdrag knyttet til utvikling <text:span text:style-name="T5">i</text:span> nye IT-prosjekter, og trives godt med det.</text:p>
      <text:p text:style-name="P4"/>
      <text:p text:style-name="P4">Etter en del år i yrkeslivet <text:span text:style-name="T5">har jeg </text:span>funnet ut at det å finne den riktige balansen mellom <text:soft-page-break/>jobb og fritid er helt essensielt for å kunne trives godt - og føler jeg har blitt ganske god på det etterhvert.</text:p>
      <text:p text:style-name="P1"/>
      <text:p text:style-name="P1"/>
      <text:p text:style-name="P1"/>
      <text:h text:style-name="P5" text:outline-level="3">Beskrivelse av drømmekjæresten</text:h>
      <text:p text:style-name="P1">* HVILKE EGENSKAPER SETTER JEG ALLER MEST PRIS PÅ? *</text:p>
      <text:p text:style-name="P1">- Positiv innstilling, godt humør :-)</text:p>
      <text:p text:style-name="P1">- Glimt i øyet ;-)</text:p>
      <text:p text:style-name="P1">- Pålitelighet</text:p>
      <text:p text:style-name="P1">- Ærlighet og oppriktighet (hvis man sier hva man faktisk mener, og står for det, så er det helt greit for meg at man kan være uenig om ting)</text:p>
      <text:p text:style-name="P1">- Humor</text:p>
      <text:p text:style-name="P1"/>
      <text:p text:style-name="P1">* HVA SLAGS MENNESKER LIKER JEG ABSOLUTT IKKE? *</text:p>
      <text:p text:style-name="P1">- Egoistiske/selvsentrerte :-(</text:p>
      <text:p text:style-name="P1">- Overfladiske :-(</text:p>
      <text:p text:style-name="P1">- Sytete, klagete grinebitere som alltid må fokusere på negative ting :-(</text:p>
      <text:p text:style-name="P1">- Intolerante :-(</text:p>
      <text:p text:style-name="P1"/>
      <text:p text:style-name="P2">Er du fan av <text:span text:style-name="T3">i</text:span>sraelske myndigheter, Donald Trump eller Vladimir Putin så er vi nok heller ingen god match... <text:span text:style-name="T4">Bør vel også legge til at Sylvi Listhaug gjør meg fysisk uvel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" svg:font-family="Aven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vx" fo:country="CG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vx" fo:country="CG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01:51:08.207636000</meta:creation-date>
    <dc:date>2018-06-26T19:25:32.545403382</dc:date>
    <meta:editing-duration>PT3H34M19S</meta:editing-duration>
    <meta:editing-cycles>10</meta:editing-cycles>
    <meta:generator>LibreOffice/4.4.1.2$MacOSX_X86_64 LibreOffice_project/45e2de17089c24a1fa810c8f975a7171ba4cd432</meta:generator>
    <meta:document-statistic meta:table-count="0" meta:image-count="0" meta:object-count="0" meta:page-count="2" meta:paragraph-count="43" meta:word-count="448" meta:character-count="2419" meta:non-whitespace-character-count="2015"/>
  </office:meta>
</office:document-meta>
</file>